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12000002A31942A614F52E942E.png" manifest:media-type="image/png"/>
  <manifest:file-entry manifest:full-path="Pictures/1000020100000272000002A3841DF8E66C546A75.png" manifest:media-type="image/png"/>
  <manifest:file-entry manifest:full-path="Pictures/10000201000009D6000003F0C01A22211BD6C957.png" manifest:media-type="image/png"/>
  <manifest:file-entry manifest:full-path="Pictures/1000020100000212000002A347D91BA1F46883EB.png" manifest:media-type="image/png"/>
  <manifest:file-entry manifest:full-path="Pictures/1000020100000272000002A347B9FB6010F2F010.png" manifest:media-type="image/png"/>
  <manifest:file-entry manifest:full-path="Pictures/1000020100000212000002A332F088703241207F.png" manifest:media-type="image/png"/>
  <manifest:file-entry manifest:full-path="Pictures/1000020100000212000002A3FEC171D16306199F.png" manifest:media-type="image/png"/>
  <manifest:file-entry manifest:full-path="Pictures/100002010000022B000002A33402FB62B92E4C94.png" manifest:media-type="image/png"/>
  <manifest:file-entry manifest:full-path="Pictures/1000020100000212000002A3B13363E9F7F98FB7.png" manifest:media-type="image/png"/>
  <manifest:file-entry manifest:full-path="Pictures/1000020100000272000002A314120BE25DF4B948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center" draw:textarea-vertical-align="middle"/>
    </style:style>
    <style:style style:name="gr2" style:family="graphic" style:parent-style-name="standard">
      <style:graphic-properties draw:fill="solid" draw:fill-color="#ffffcc" draw:textarea-horizontal-align="center" draw:textarea-vertical-align="middle"/>
      <style:paragraph-properties style:writing-mode="lr-tb"/>
    </style:style>
    <style:style style:name="gr3" style:family="graphic" style:parent-style-name="standard">
      <style:graphic-properties svg:stroke-width="0.051cm" draw:marker-start-width="0.279cm" draw:marker-end="Arrowheads_20_1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135cm"/>
      <style:paragraph-properties style:writing-mode="lr-tb"/>
    </style:style>
    <style:style style:name="gr5" style:family="graphic" style:parent-style-name="standard">
      <style:graphic-properties draw:stroke="none" draw:fill="none" fo:min-height="0.458cm"/>
      <style:paragraph-properties style:writing-mode="lr-tb"/>
    </style:style>
    <style:style style:name="gr6" style:family="graphic" style:parent-style-name="standard">
      <style:graphic-properties draw:stroke="none" draw:fill="none" fo:min-height="0.52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3cm" fo:min-width="7.356cm"/>
      <style:paragraph-properties style:writing-mode="lr-tb"/>
    </style:style>
    <style:style style:name="gr8" style:family="graphic" style:parent-style-name="standard">
      <style:graphic-properties svg:stroke-width="0.051cm" draw:marker-start-width="0.381cm" draw:marker-end="Symmetric_20_Arrow" draw:marker-end-width="0.381cm" draw:textarea-horizontal-align="center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fill="solid" draw:fill-color="#ffffcc" draw:textarea-horizontal-align="justify" draw:textarea-vertical-align="middle" draw:auto-grow-height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627cm" fo:min-width="7.356cm"/>
      <style:paragraph-properties style:writing-mode="lr-tb"/>
    </style:style>
    <style:style style:name="gr11" style:family="graphic" style:parent-style-name="objectwithoutfill">
      <style:graphic-properties draw:stroke="solid" draw:stroke-dash="Fine_20_Dashed" svg:stroke-width="0.051cm" svg:stroke-color="#000000" draw:marker-start-width="0.381cm" draw:marker-end="Rounded_20_short_20_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5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color="#ff0000" svg:stroke-opacity="100%" draw:fill="hatch" draw:fill-color="#000000" draw:fill-hatch-name="Red_20_-45_20_Degrees_20_Triple" draw:opacity="85%" draw:textarea-horizontal-align="justify" draw:textarea-vertical-align="middle" draw:auto-grow-height="false" fo:min-height="6.257cm" fo:min-width="16.701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-dash="Long_20_Dash" svg:stroke-color="#ff0000" draw:fill="hatch" draw:fill-color="#000000" draw:fill-hatch-name="Red_20_-45_20_Degrees_20_Triple" draw:opacity="85%" draw:textarea-horizontal-align="justify" draw:textarea-vertical-align="middle" draw:auto-grow-height="false" fo:min-height="4.091cm" fo:min-width="18.825cm"/>
      <style:paragraph-properties style:writing-mode="lr-tb"/>
    </style:style>
    <style:style style:name="gr19" style:family="graphic" style:parent-style-name="objectwithoutfill">
      <style:graphic-properties draw:marker-end="Arrowheads_20_2" draw:marker-end-width="0.3cm" draw:fill="none" draw:textarea-horizontal-align="center" draw:textarea-vertical-align="middl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width="0.028cm" svg:stroke-color="#ff0000" draw:marker-start-width="0.347cm" draw:marker-end-width="0.347cm" svg:stroke-opacity="100%" draw:fill="hatch" draw:fill-color="#000000" draw:fill-hatch-name="Red_20_-45_20_Degrees_20_Triple" draw:opacity="75%" draw:textarea-horizontal-align="justify" draw:textarea-vertical-align="middle" draw:auto-grow-height="false" fo:min-height="2.054cm" fo:min-width="2.587cm" fo:padding-top="0.139cm" fo:padding-bottom="0.139cm" fo:padding-left="0.264cm" fo:padding-right="0.264cm"/>
      <style:paragraph-properties style:writing-mode="lr-tb"/>
    </style:style>
    <style:style style:name="P1" style:family="paragraph">
      <loext:graphic-properties draw:fill="solid" draw:fill-color="#ccffff"/>
      <style:paragraph-properties fo:text-align="center"/>
      <style:text-properties style:font-name="Consolas"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cc"/>
      <style:paragraph-properties fo:text-align="center" style:writing-mode="lr-tb"/>
      <style:text-properties style:font-name="Helvetica"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Helvetica" fo:font-size="14pt" style:font-size-asian="14pt" style:font-size-complex="14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Helvetica" fo:font-size="15pt" style:font-size-asian="15pt" style:font-size-complex="15pt"/>
    </style:style>
    <style:style style:name="P7" style:family="paragraph">
      <style:paragraph-properties fo:text-align="center" style:writing-mode="lr-tb"/>
      <style:text-properties style:font-name="Helvetica" fo:font-size="13pt" style:font-size-asian="13pt" style:font-size-complex="13pt"/>
    </style:style>
    <style:style style:name="P8" style:family="paragraph">
      <loext:graphic-properties draw:fill="solid" draw:fill-color="#ffffcc"/>
      <style:paragraph-properties fo:text-align="center" style:writing-mode="lr-tb"/>
      <style:text-properties style:font-name="Helvetica" fo:font-size="13pt" style:font-size-asian="13pt" style:font-size-complex="13pt"/>
    </style:style>
    <style:style style:name="P9" style:family="paragraph">
      <loext:graphic-properties draw:fill="solid" draw:fill-color="#ffffcc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text-line-through-style="none" style:text-line-through-type="none" style:font-name="Consolas" fo:font-size="12pt" style:font-size-asian="12pt" style:font-size-complex="12pt"/>
    </style:style>
    <style:style style:name="P12" style:family="paragraph">
      <loext:graphic-properties draw:fill="hatch" draw:fill-color="#000000" draw:fill-hatch-name="Red_20_-45_20_Degrees_20_Triple" draw:opacity="85%"/>
      <style:paragraph-properties fo:text-align="center" style:writing-mode="lr-tb"/>
    </style:style>
    <style:style style:name="P13" style:family="paragraph">
      <loext:graphic-properties draw:fill="hatch" draw:fill-color="#000000" draw:fill-hatch-name="Red_20_-45_20_Degrees_20_Triple" draw:opacity="75%"/>
      <style:paragraph-properties fo:text-align="center" style:writing-mode="lr-tb"/>
    </style:style>
    <style:style style:name="T1" style:family="text">
      <style:text-properties style:font-name="Helvetica" fo:font-size="14pt" style:font-size-asian="14pt" style:font-size-complex="14pt"/>
    </style:style>
    <style:style style:name="T2" style:family="text">
      <style:text-properties style:font-name="Helvetica" fo:font-size="13pt" style:font-size-asian="13pt" style:font-size-complex="13pt"/>
    </style:style>
    <style:style style:name="T3" style:family="text">
      <style:text-properties style:font-name="Helvetica" fo:font-size="15pt" style:font-size-asian="15pt" style:font-size-complex="15pt"/>
    </style:style>
    <style:style style:name="T4" style:family="text">
      <style:text-properties style:font-name="Helvetica" fo:font-size="13pt" fo:font-style="italic" style:font-size-asian="13pt" style:font-style-asian="italic" style:font-size-complex="13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text-line-through-style="none" style:text-line-through-type="none" style:font-name="Consolas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5" draw:id="id15" draw:layer="layout" svg:width="7.144cm" svg:height="4.288cm" svg:x="5.25cm" svg:y="0.311cm">
          <text:p/>
        </draw:rect>
        <draw:rect draw:style-name="gr1" draw:text-style-name="P1" draw:layer="layout" svg:width="18.675cm" svg:height="4.019cm" svg:x="4.296cm" svg:y="12.059cm">
          <text:p/>
        </draw:rect>
        <draw:rect draw:style-name="gr1" draw:text-style-name="P1" xml:id="id4" draw:id="id4" draw:layer="layout" svg:width="5.507cm" svg:height="6.03cm" svg:x="5.547cm" svg:y="5.453cm">
          <text:p/>
        </draw:rect>
        <draw:rect draw:style-name="gr1" draw:text-style-name="P1" draw:layer="layout" svg:width="10.829cm" svg:height="6.053cm" svg:x="11.354cm" svg:y="5.424cm">
          <text:p/>
        </draw:rect>
        <draw:rect draw:style-name="gr2" draw:text-style-name="P3" xml:id="id1" draw:id="id1" draw:layer="layout" svg:width="3.812cm" svg:height="1.266cm" svg:x="6.05cm" svg:y="7.194cm">
          <text:p text:style-name="P2"><text:span text:style-name="T1">Initial N4</text:span></text:p>
          <text:p text:style-name="P2"><text:span text:style-name="T1">bias correction</text:span></text:p>
        </draw:rect>
        <draw:rect draw:style-name="gr2" draw:text-style-name="P3" xml:id="id2" draw:id="id2" draw:layer="layout" svg:width="4.713cm" svg:height="1.418cm" svg:x="5.6cm" svg:y="9.103cm">
          <text:p text:style-name="P2"><text:span text:style-name="T1">Registration-based</text:span></text:p>
          <text:p text:style-name="P2"><text:span text:style-name="T1">brain extraction</text:span></text:p>
        </draw:rect>
        <draw:rect draw:style-name="gr2" draw:text-style-name="P3" xml:id="id5" draw:id="id5" draw:layer="layout" svg:width="4.572cm" svg:height="1.524cm" svg:x="11.732cm" svg:y="6.275cm">
          <text:p text:style-name="P2"><text:span text:style-name="T1">N4 bias correction</text:span></text:p>
          <text:p text:style-name="P2"><text:span text:style-name="T1">(segmentation step)</text:span></text:p>
        </draw:rect>
        <draw:connector draw:style-name="gr3" draw:text-style-name="P2" draw:layer="layout" draw:type="line" svg:x1="7.956cm" svg:y1="8.46cm" svg:x2="7.956cm" svg:y2="9.103cm" draw:start-shape="id1" draw:start-glue-point="2" draw:end-shape="id2" draw:end-glue-point="0" svg:d="M7956 8460v643" svg:viewBox="0 0 1 644">
          <text:p/>
        </draw:connector>
        <draw:frame draw:style-name="gr4" draw:text-style-name="P4" draw:layer="layout" svg:width="5.438cm" svg:height="1.385cm" svg:x="-0.56cm" svg:y="7.748cm">
          <draw:text-box>
            <text:p text:style-name="P2"><text:span text:style-name="T1">Input T1-weighted MRI</text:span></text:p>
          </draw:text-box>
        </draw:frame>
        <draw:frame draw:style-name="gr4" draw:text-style-name="P4" xml:id="id19" draw:id="id19" draw:layer="layout" svg:width="5.438cm" svg:height="1.385cm" svg:x="26.486cm" svg:y="4.187cm">
          <draw:text-box>
            <text:p text:style-name="P2"><text:span text:style-name="T1">Output thickness </text:span></text:p>
            <text:p text:style-name="P2"><text:span text:style-name="T1">map</text:span></text:p>
          </draw:text-box>
        </draw:frame>
        <draw:frame draw:style-name="gr5" draw:text-style-name="P5" draw:layer="layout" svg:width="1.963cm" svg:height="0.708cm" svg:x="22.234cm" svg:y="9.039cm">
          <draw:text-box>
            <text:p text:style-name="P2"><text:span text:style-name="T2">yes</text:span></text:p>
          </draw:text-box>
        </draw:frame>
        <draw:frame draw:style-name="gr6" draw:text-style-name="P5" draw:layer="layout" svg:width="1.818cm" svg:height="0.779cm" svg:x="18.111cm" svg:y="7.886cm">
          <draw:text-box>
            <text:p text:style-name="P2"><text:span text:style-name="T2">no</text:span></text:p>
          </draw:text-box>
        </draw:frame>
        <draw:frame draw:style-name="gr7" draw:text-style-name="P6" draw:layer="layout" svg:width="2.73cm" svg:height="0.823cm" svg:x="4.336cm" svg:y="15.298cm">
          <draw:text-box>
            <text:p text:style-name="P2"><text:span text:style-name="T3">Template</text:span></text:p>
          </draw:text-box>
        </draw:frame>
        <draw:connector draw:style-name="gr8" draw:text-style-name="P2" draw:layer="layout" svg:x1="4.015cm" svg:y1="5.803cm" svg:x2="5.547cm" svg:y2="8.468cm" draw:start-shape="id3" draw:start-glue-point="1" draw:end-shape="id4" draw:end-glue-point="3" svg:d="M4015 5803h766v2665h766" svg:viewBox="0 0 1533 2666">
          <text:p/>
        </draw:connector>
        <draw:custom-shape draw:style-name="gr9" draw:text-style-name="P8" xml:id="id6" draw:id="id6" draw:layer="layout" svg:width="5.132cm" svg:height="3.019cm" svg:x="16.932cm" svg:y="8.251cm">
          <text:p text:style-name="P7"><text:span text:style-name="T2">Convergence or </text:span></text:p>
          <text:p text:style-name="P7"><text:span text:style-name="T2">&gt; </text:span><text:span text:style-name="T4">n</text:span><text:span text:style-name="T2"> iteration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3" xml:id="id8" draw:id="id8" draw:layer="layout" svg:width="4.572cm" svg:height="1.524cm" svg:x="11.732cm" svg:y="8.998cm">
          <text:p text:style-name="P2"><text:span text:style-name="T1">Atropos 6-tissue</text:span></text:p>
          <text:p text:style-name="P2"><text:span text:style-name="T1">segmentation</text:span></text:p>
        </draw:rect>
        <draw:connector draw:style-name="gr8" draw:text-style-name="P2" draw:layer="layout" svg:x1="10.313cm" svg:y1="9.812cm" svg:x2="11.732cm" svg:y2="7.037cm" draw:start-shape="id2" draw:start-glue-point="1" draw:end-shape="id5" draw:end-glue-point="3" svg:d="M10313 9812h710v-2775h709" svg:viewBox="0 0 1420 2776">
          <text:p/>
        </draw:connector>
        <draw:rect draw:style-name="gr2" draw:text-style-name="P9" xml:id="id7" draw:id="id7" draw:layer="layout" svg:width="2.216cm" svg:height="1.524cm" svg:x="23.578cm" svg:y="5.012cm">
          <text:p text:style-name="P2"><text:span text:style-name="T5">DiReCT</text:span></text:p>
        </draw:rect>
        <draw:connector draw:style-name="gr3" draw:text-style-name="P2" draw:layer="layout" svg:x1="22.064cm" svg:y1="9.761cm" svg:x2="24.686cm" svg:y2="6.536cm" draw:start-shape="id6" draw:start-glue-point="7" draw:end-shape="id7" draw:end-glue-point="2" svg:d="M22064 9761h2622v-3225" svg:viewBox="0 0 2623 3226">
          <text:p/>
        </draw:connector>
        <draw:connector draw:style-name="gr3" draw:text-style-name="P2" draw:layer="layout" draw:type="line" svg:x1="14.018cm" svg:y1="7.799cm" svg:x2="14.018cm" svg:y2="8.998cm" draw:start-shape="id5" draw:start-glue-point="2" draw:end-shape="id8" draw:end-glue-point="0" svg:d="M14018 7799v1199" svg:viewBox="0 0 1 1200">
          <text:p/>
        </draw:connector>
        <draw:frame draw:style-name="gr10" draw:text-style-name="P6" draw:layer="layout" svg:width="7.409cm" svg:height="0.877cm" svg:x="10.955cm" svg:y="15.307cm">
          <draw:text-box>
            <text:p text:style-name="P2"><text:span text:style-name="T3">Whole brain and tissue priors</text:span></text:p>
          </draw:text-box>
        </draw:frame>
        <draw:connector draw:style-name="gr11" draw:text-style-name="P10" draw:layer="layout" svg:x1="9.277cm" svg:y1="12.201cm" svg:x2="7.956cm" svg:y2="10.521cm" draw:start-shape="id9" draw:start-glue-point="0" draw:end-shape="id2" draw:end-glue-point="2" svg:d="M9277 12201v-839h-1321v-841" svg:viewBox="0 0 1322 1681">
          <text:p/>
        </draw:connector>
        <draw:connector draw:style-name="gr11" draw:text-style-name="P10" draw:layer="layout" svg:x1="13.128cm" svg:y1="12.167cm" svg:x2="14.018cm" svg:y2="10.522cm" draw:start-shape="id10" draw:start-glue-point="0" draw:end-shape="id8" draw:end-glue-point="2" svg:d="M13128 12167v-822h890v-823" svg:viewBox="0 0 891 1646">
          <text:p/>
        </draw:connector>
        <draw:connector draw:style-name="gr11" draw:text-style-name="P10" draw:layer="layout" svg:x1="15.991cm" svg:y1="12.166cm" svg:x2="14.018cm" svg:y2="10.522cm" draw:start-shape="id11" draw:start-glue-point="0" draw:end-shape="id8" draw:end-glue-point="2" svg:d="M15991 12166v-821h-1973v-823" svg:viewBox="0 0 1974 1645">
          <text:p/>
        </draw:connector>
        <draw:connector draw:style-name="gr11" draw:text-style-name="P10" draw:layer="layout" svg:x1="18.74cm" svg:y1="12.166cm" svg:x2="14.018cm" svg:y2="10.522cm" draw:start-shape="id12" draw:start-glue-point="0" draw:end-shape="id8" draw:end-glue-point="2" svg:d="M18740 12166v-821h-4722v-823" svg:viewBox="0 0 4723 1645">
          <text:p/>
        </draw:connector>
        <draw:connector draw:style-name="gr3" draw:text-style-name="P2" draw:layer="layout" draw:type="line" svg:x1="16.304cm" svg:y1="9.76cm" svg:x2="16.932cm" svg:y2="9.761cm" draw:start-shape="id8" draw:end-shape="id6" draw:end-glue-point="5" svg:d="M16304 9760l628 1" svg:viewBox="0 0 629 2">
          <text:p/>
        </draw:connector>
        <draw:connector draw:style-name="gr3" draw:text-style-name="P2" draw:layer="layout" draw:type="line" svg:x1="17.212cm" svg:y1="7.036cm" svg:x2="16.304cm" svg:y2="7.037cm" draw:start-shape="id13" draw:start-glue-point="3" draw:end-shape="id5" draw:end-glue-point="1" svg:d="M17212 7036l-908 1" svg:viewBox="0 0 909 2">
          <text:p/>
        </draw:connector>
        <draw:rect draw:style-name="gr2" draw:text-style-name="P3" xml:id="id13" draw:id="id13" draw:layer="layout" svg:width="4.572cm" svg:height="1.524cm" svg:x="17.212cm" svg:y="6.274cm">
          <text:p text:style-name="P2"><text:span text:style-name="T1">N4 tissue mask</text:span></text:p>
          <text:p text:style-name="P2"><text:span text:style-name="T1">calculation</text:span></text:p>
        </draw:rect>
        <draw:connector draw:style-name="gr3" draw:text-style-name="P2" draw:layer="layout" draw:type="line" svg:x1="19.498cm" svg:y1="8.251cm" svg:x2="19.498cm" svg:y2="7.798cm" draw:start-shape="id6" draw:start-glue-point="4" draw:end-shape="id13" draw:end-glue-point="2" svg:d="M19498 8251v-453" svg:viewBox="0 0 1 454">
          <text:p/>
        </draw:connector>
        <draw:frame draw:style-name="gr12" draw:text-style-name="P11" draw:layer="layout" svg:width="6.03cm" svg:height="0.769cm" svg:x="13.618cm" svg:y="5.54cm">
          <draw:text-box>
            <text:p text:style-name="P2"><text:span text:style-name="T6">antsAtroposN4</text:span></text:p>
          </draw:text-box>
        </draw:frame>
        <draw:frame draw:style-name="gr13" draw:text-style-name="P11" draw:layer="layout" svg:width="6.03cm" svg:height="1.05cm" svg:x="5.207cm" svg:y="5.618cm">
          <draw:text-box>
            <text:p text:style-name="P2"><text:span text:style-name="T6">antsBrainExtraction</text:span></text:p>
          </draw:text-box>
        </draw:frame>
        <draw:frame draw:style-name="gr14" draw:text-style-name="P10" draw:layer="layout" svg:width="2.515cm" svg:height="3.023cm" svg:x="4.579cm" svg:y="12.231cm">
          <draw:image xlink:href="Pictures/100002010000022B000002A33402FB62B92E4C94.png" xlink:type="simple" xlink:show="embed" xlink:actuate="onLoad" draw:mime-type="image/png">
            <text:p/>
          </draw:image>
        </draw:frame>
        <draw:frame draw:style-name="gr15" draw:text-style-name="P10" xml:id="id9" draw:id="id9" draw:layer="layout" svg:width="2.515cm" svg:height="3.124cm" svg:x="8.02cm" svg:y="12.201cm">
          <draw:image xlink:href="Pictures/1000020100000212000002A3FEC171D16306199F.png" xlink:type="simple" xlink:show="embed" xlink:actuate="onLoad" draw:mime-type="image/png">
            <text:p/>
          </draw:image>
        </draw:frame>
        <draw:frame draw:style-name="gr15" draw:text-style-name="P10" xml:id="id10" draw:id="id10" draw:layer="layout" svg:width="2.515cm" svg:height="3.124cm" svg:x="11.871cm" svg:y="12.167cm">
          <draw:image xlink:href="Pictures/1000020100000212000002A347D91BA1F46883EB.png" xlink:type="simple" xlink:show="embed" xlink:actuate="onLoad" draw:mime-type="image/png">
            <text:p/>
          </draw:image>
        </draw:frame>
        <draw:frame draw:style-name="gr15" draw:text-style-name="P10" xml:id="id11" draw:id="id11" draw:layer="layout" svg:width="2.515cm" svg:height="3.124cm" svg:x="14.734cm" svg:y="12.166cm">
          <draw:image xlink:href="Pictures/1000020100000212000002A3B13363E9F7F98FB7.png" xlink:type="simple" xlink:show="embed" xlink:actuate="onLoad" draw:mime-type="image/png">
            <text:p/>
          </draw:image>
        </draw:frame>
        <draw:frame draw:style-name="gr15" draw:text-style-name="P10" xml:id="id12" draw:id="id12" draw:layer="layout" svg:width="2.515cm" svg:height="3.124cm" svg:x="17.483cm" svg:y="12.166cm">
          <draw:image xlink:href="Pictures/1000020100000212000002A31942A614F52E942E.png" xlink:type="simple" xlink:show="embed" xlink:actuate="onLoad" draw:mime-type="image/png">
            <text:p/>
          </draw:image>
        </draw:frame>
        <draw:frame draw:style-name="gr15" draw:text-style-name="P10" xml:id="id14" draw:id="id14" draw:layer="layout" svg:width="2.515cm" svg:height="3.124cm" svg:x="20.252cm" svg:y="12.202cm">
          <draw:image xlink:href="Pictures/1000020100000212000002A332F088703241207F.png" xlink:type="simple" xlink:show="embed" xlink:actuate="onLoad" draw:mime-type="image/png">
            <text:p/>
          </draw:image>
        </draw:frame>
        <draw:connector draw:style-name="gr11" draw:text-style-name="P10" draw:layer="layout" svg:x1="21.509cm" svg:y1="12.202cm" svg:x2="14.018cm" svg:y2="10.522cm" draw:start-shape="id14" draw:end-shape="id8" draw:end-glue-point="2" svg:d="M21509 12202v-839h-7491v-841" svg:viewBox="0 0 7492 1681">
          <text:p/>
        </draw:connector>
        <draw:custom-shape draw:style-name="gr16" draw:text-style-name="P12" draw:layer="layout" svg:width="17.201cm" svg:height="6.507cm" svg:x="5.198cm" svg:y="5.2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0" draw:layer="layout" svg:width="6.724cm" svg:height="2.692cm" svg:x="5.49cm" svg:y="1.486cm">
          <draw:image xlink:href="Pictures/10000201000009D6000003F0C01A22211BD6C957.png" xlink:type="simple" xlink:show="embed" xlink:actuate="onLoad" draw:mime-type="image/png">
            <text:p/>
          </draw:image>
        </draw:frame>
        <draw:connector draw:style-name="gr8" draw:text-style-name="P2" draw:layer="layout" svg:x1="4.015cm" svg:y1="5.803cm" svg:x2="5.25cm" svg:y2="2.455cm" draw:start-shape="id3" draw:start-glue-point="1" draw:end-shape="id15" draw:end-glue-point="3" svg:d="M4015 5803h617v-3348h618" svg:viewBox="0 0 1236 3349">
          <text:p/>
        </draw:connector>
        <draw:rect draw:style-name="gr1" draw:text-style-name="P1" xml:id="id16" draw:id="id16" draw:layer="layout" svg:width="7.144cm" svg:height="4.288cm" svg:x="16.493cm" svg:y="0.311cm">
          <text:p/>
        </draw:rect>
        <draw:frame draw:style-name="gr17" draw:text-style-name="P10" draw:layer="layout" svg:width="6.724cm" svg:height="2.692cm" svg:x="16.797cm" svg:y="1.508cm">
          <draw:image xlink:href="Pictures/10000201000009D6000003F0C01A22211BD6C957.png" xlink:type="simple" xlink:show="embed" xlink:actuate="onLoad" draw:mime-type="image/png">
            <text:p/>
          </draw:image>
        </draw:frame>
        <draw:rect draw:style-name="gr2" draw:text-style-name="P9" xml:id="id17" draw:id="id17" draw:layer="layout" svg:width="2.523cm" svg:height="1.524cm" svg:x="13.222cm" svg:y="1.693cm">
          <text:p text:style-name="P2"><text:span text:style-name="T5">N4 +</text:span></text:p>
          <text:p text:style-name="P2"><text:span text:style-name="T5">Denoising</text:span></text:p>
        </draw:rect>
        <draw:connector draw:style-name="gr3" draw:text-style-name="P2" draw:layer="layout" svg:x1="23.637cm" svg:y1="2.455cm" svg:x2="24.686cm" svg:y2="5.012cm" draw:start-shape="id16" draw:start-glue-point="1" draw:end-shape="id7" draw:end-glue-point="0" svg:d="M23637 2455h1049v2557" svg:viewBox="0 0 1050 2558">
          <text:p/>
        </draw:connector>
        <draw:custom-shape draw:style-name="gr18" draw:text-style-name="P12" draw:layer="layout" svg:width="19.325cm" svg:height="4.341cm" svg:x="4.035cm" svg:y="11.874cm">
          <text:p/>
          <draw:enhanced-geometry svg:viewBox="0 0 21600 21600" draw:type="rectangle" draw:enhanced-path="M 0 0 L 21600 0 21600 21600 0 21600 0 0 Z N"/>
        </draw:custom-shape>
        <draw:connector draw:style-name="gr19" draw:text-style-name="P10" draw:layer="layout" draw:type="line" svg:x1="12.394cm" svg:y1="2.455cm" svg:x2="13.222cm" svg:y2="2.455cm" draw:start-shape="id15" draw:start-glue-point="1" draw:end-shape="id17" draw:end-glue-point="3" svg:d="M12394 2455h828" svg:viewBox="0 0 829 1">
          <text:p/>
        </draw:connector>
        <draw:connector draw:style-name="gr19" draw:text-style-name="P10" draw:layer="layout" draw:type="line" svg:x1="15.745cm" svg:y1="2.455cm" svg:x2="16.493cm" svg:y2="2.455cm" draw:start-shape="id17" draw:start-glue-point="1" draw:end-shape="id16" draw:end-glue-point="3" svg:d="M15745 2455h748" svg:viewBox="0 0 749 1">
          <text:p/>
        </draw:connector>
        <draw:frame draw:style-name="gr13" draw:text-style-name="P11" draw:layer="layout" svg:width="6.03cm" svg:height="1.05cm" svg:x="5.703cm" svg:y="0.582cm">
          <draw:text-box>
            <text:p text:style-name="P2"><text:span text:style-name="T6">brain_extraction</text:span></text:p>
          </draw:text-box>
        </draw:frame>
        <draw:frame draw:style-name="gr13" draw:text-style-name="P11" draw:layer="layout" svg:width="6.03cm" svg:height="1.05cm" svg:x="17.078cm" svg:y="0.582cm">
          <draw:text-box>
            <text:p text:style-name="P2"><text:span text:style-name="T6">deep_atropos</text:span></text:p>
          </draw:text-box>
        </draw:frame>
        <draw:frame draw:style-name="gr20" draw:text-style-name="P10" xml:id="id3" draw:id="id3" draw:layer="layout" svg:width="3.797cm" svg:height="4.102cm" svg:x="0.218cm" svg:y="3.752cm">
          <draw:image xlink:href="Pictures/1000020100000272000002A314120BE25DF4B948.png" xlink:type="simple" xlink:show="embed" xlink:actuate="onLoad" draw:mime-type="image/png">
            <text:p/>
          </draw:image>
        </draw:frame>
        <draw:frame draw:style-name="gr20" draw:text-style-name="P10" xml:id="id18" draw:id="id18" draw:layer="layout" svg:width="3.048cm" svg:height="3.277cm" svg:x="27.641cm" svg:y="0.773cm">
          <draw:image xlink:href="Pictures/1000020100000272000002A3841DF8E66C546A75.png" xlink:type="simple" xlink:show="embed" xlink:actuate="onLoad" draw:mime-type="image/png">
            <text:p/>
          </draw:image>
        </draw:frame>
        <draw:connector draw:style-name="gr3" draw:text-style-name="P2" draw:layer="layout" svg:x1="25.794cm" svg:y1="5.774cm" svg:x2="27.641cm" svg:y2="2.411cm" draw:start-shape="id7" draw:start-glue-point="1" draw:end-shape="id18" draw:end-glue-point="3" svg:d="M25794 5774h924v-3363h923" svg:viewBox="0 0 1848 3364">
          <text:p/>
        </draw:connector>
        <draw:frame draw:style-name="gr20" draw:text-style-name="P10" xml:id="id22" draw:id="id22" draw:layer="layout" svg:width="3.048cm" svg:height="3.302cm" svg:x="27.719cm" svg:y="10.669cm">
          <draw:image xlink:href="Pictures/1000020100000272000002A347B9FB6010F2F010.png" xlink:type="simple" xlink:show="embed" xlink:actuate="onLoad" draw:mime-type="image/png">
            <text:p/>
          </draw:image>
        </draw:frame>
        <draw:rect draw:style-name="gr2" draw:text-style-name="P9" xml:id="id21" draw:id="id21" draw:layer="layout" svg:width="2.516cm" svg:height="1.524cm" svg:x="25.98cm" svg:y="6.933cm">
          <text:p text:style-name="P2"><text:span text:style-name="T5">Joint label </text:span></text:p>
          <text:p text:style-name="P2"><text:span text:style-name="T5">fusion</text:span></text:p>
        </draw:rect>
        <draw:rect draw:style-name="gr1" draw:text-style-name="P1" xml:id="id20" draw:id="id20" draw:layer="layout" svg:width="3.048cm" svg:height="2.3cm" svg:x="29.195cm" svg:y="6.623cm">
          <text:p/>
        </draw:rect>
        <draw:frame draw:style-name="gr17" draw:text-style-name="P10" draw:layer="layout" svg:width="2.812cm" svg:height="1.125cm" svg:x="29.371cm" svg:y="7.546cm">
          <draw:image xlink:href="Pictures/10000201000009D6000003F0C01A22211BD6C957.png" xlink:type="simple" xlink:show="embed" xlink:actuate="onLoad" draw:mime-type="image/png">
            <text:p/>
          </draw:image>
        </draw:frame>
        <draw:frame draw:style-name="gr13" draw:text-style-name="P11" draw:layer="layout" svg:width="2.166cm" svg:height="1.05cm" svg:x="29.576cm" svg:y="6.792cm">
          <draw:text-box>
            <text:p text:style-name="P2"><text:span text:style-name="T6">DKT</text:span></text:p>
          </draw:text-box>
        </draw:frame>
        <draw:connector draw:style-name="gr3" draw:text-style-name="P2" draw:layer="layout" svg:x1="29.205cm" svg:y1="5.572cm" svg:x2="30.719cm" svg:y2="6.623cm" draw:start-shape="id19" draw:start-glue-point="2" draw:end-shape="id20" draw:end-glue-point="0" svg:d="M29205 5572v525h1514v526" svg:viewBox="0 0 1515 1052">
          <text:p/>
        </draw:connector>
        <draw:connector draw:style-name="gr3" draw:text-style-name="P2" draw:layer="layout" draw:line-skew="0.226cm" svg:x1="27.238cm" svg:y1="8.457cm" svg:x2="29.243cm" svg:y2="10.669cm" draw:start-shape="id21" draw:start-glue-point="2" draw:end-shape="id22" draw:end-glue-point="0" svg:d="M27238 8457v1333h2005v879" svg:viewBox="0 0 2006 2213">
          <text:p/>
        </draw:connector>
        <draw:connector draw:style-name="gr3" draw:text-style-name="P2" draw:layer="layout" svg:x1="30.719cm" svg:y1="8.923cm" svg:x2="29.243cm" svg:y2="10.669cm" draw:start-shape="id20" draw:start-glue-point="2" draw:end-shape="id22" draw:end-glue-point="0" svg:d="M30719 8923v874h-1476v872" svg:viewBox="0 0 1477 1747">
          <text:p/>
        </draw:connector>
        <draw:connector draw:style-name="gr3" draw:text-style-name="P2" draw:layer="layout" draw:line-skew="0.109cm" svg:x1="29.205cm" svg:y1="5.572cm" svg:x2="27.238cm" svg:y2="6.933cm" draw:end-shape="id21" draw:end-glue-point="0" svg:d="M29205 5572v539h-1967v822" svg:viewBox="0 0 1968 1362">
          <text:p/>
        </draw:connector>
        <draw:custom-shape draw:style-name="gr21" draw:text-style-name="P13" draw:layer="layout" svg:width="3.115cm" svg:height="2.332cm" svg:x="25.694cm" svg:y="6.51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438cm" svg:height="1.385cm" svg:x="26.59cm" svg:y="14.109cm">
          <draw:text-box>
            <text:p text:style-name="P2"><text:span text:style-name="T1">Cortical labeling</text:span></text:p>
            <text:p text:style-name="P2"><text:span text:style-name="T1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hatch draw:name="Red_20_-45_20_Degrees_20_Triple" draw:display-name="Red -45 Degrees Triple" draw:style="triple" draw:color="#ff0000" draw:distance="0.305cm" draw:rotation="135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draw:marker-start-width="0.381cm" draw:marker-end-width="0.38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91cm" fo:margin-right="1cm" fo:page-width="32.385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Nicholas Tustison</meta:initial-creator>
    <meta:creation-date>2012-03-23T15:50:10</meta:creation-date>
    <dc:date>2021-01-15T19:15:10.041849652</dc:date>
    <meta:editing-duration>P1DT8H13M6S</meta:editing-duration>
    <meta:editing-cycles>50</meta:editing-cycles>
    <meta:generator>LibreOffice/7.0.4.2$MacOSX_X86_64 LibreOffice_project/dcf040e67528d9187c66b2379df5ea4407429775</meta:generator>
    <meta:document-statistic meta:object-count="64"/>
  </office:meta>
</office:document-meta>
</file>